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s/Version1" manifest:media-type=""/>
  <manifest:file-entry manifest:full-path="VersionList.xml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519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(x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(x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(x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(z) 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(v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(y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W(z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W(v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(v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(v)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(v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(y)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(y)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(y)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W9y)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(x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shal </meta:initial-creator>
    <meta:creation-date>2017-05-11T07:53:27.765300774</meta:creation-date>
    <dc:date>2017-05-11T09:19:14.983061328</dc:date>
    <dc:creator>kushal </dc:creator>
    <meta:editing-duration>PT1H4M57S</meta:editing-duration>
    <meta:editing-cycles>2</meta:editing-cycles>
    <meta:generator>LibreOffice/4.3.3.2$Linux_X86_64 LibreOffice_project/430m0$Build-2</meta:generator>
    <meta:document-statistic meta:table-count="1" meta:cell-count="37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kushal " dc:date-time="2017-05-11T09:19:15"/>
</VL:version-list>
</file>